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 fo:padding-bottom="0.0193in" fo:padding-left="0.0138in" fo:padding-right="0.0138in" fo:padding-top="0.0193in"/>
    </style:style>
    <style:style style:name="ce18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0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2D particle distribution, constant Spacing dx=dy=0.005, summation density, leapfrog autom. Dt , simu time~0.2</text:p>
          </table:table-cell>
          <table:covered-table-cell table:style-name="ce8"/>
          <table:covered-table-cell table:number-columns-repeated="2"/>
          <table:covered-table-cell table:style-name="ce15"/>
          <table:covered-table-cell table:style-name="ce23"/>
          <table:covered-table-cell table:number-columns-repeated="2"/>
          <table:covered-table-cell table:style-name="ce15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6"/>
          <table:table-cell table:style-name="ce23"/>
          <table:table-cell table:number-columns-repeated="2"/>
          <table:table-cell table:style-name="ce16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</table:table-row>
        <table:table-row table:style-name="ro3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4"/>
          <table:covered-table-cell table:style-name="ce14"/>
          <table:table-cell table:style-name="ce18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4"/>
          <table:covered-table-cell table:style-name="ce14"/>
          <table:table-cell table:style-name="ce18"/>
          <table:table-cell table:style-name="ce25" office:value-type="string" table:number-columns-spanned="3" table:number-rows-spanned="1">
            <text:p>area2 (after CD before shock)</text:p>
          </table:table-cell>
          <table:covered-table-cell table:style-name="ce14"/>
          <table:covered-table-cell table:style-name="ce26"/>
        </table:table-row>
        <table:table-row table:style-name="ro3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19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19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7" office:value-type="string">
            <text:p>Linf_2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162899">
            <text:p>1.63E-001</text:p>
          </table:table-cell>
          <table:table-cell office:value-type="float" office:value="0.112998">
            <text:p>1.13E-001</text:p>
          </table:table-cell>
          <table:table-cell office:value-type="float" office:value="0.0935955">
            <text:p>9.36E-002</text:p>
          </table:table-cell>
          <table:table-cell table:style-name="ce20"/>
          <table:table-cell office:value-type="float" office:value="0.311764">
            <text:p>3.12E-001</text:p>
          </table:table-cell>
          <table:table-cell office:value-type="float" office:value="0.187206">
            <text:p>1.87E-001</text:p>
          </table:table-cell>
          <table:table-cell office:value-type="float" office:value="0.132692">
            <text:p>1.33E-001</text:p>
          </table:table-cell>
          <table:table-cell table:style-name="ce20"/>
          <table:table-cell office:value-type="float" office:value="0.141526">
            <text:p>1.42E-001</text:p>
          </table:table-cell>
          <table:table-cell office:value-type="float" office:value="0.0950594">
            <text:p>9.51E-002</text:p>
          </table:table-cell>
          <table:table-cell table:style-name="ce28" office:value-type="float" office:value="0.075191">
            <text:p>7.5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561239">
            <text:p>5.61E-002</text:p>
          </table:table-cell>
          <table:table-cell office:value-type="float" office:value="0.0380399">
            <text:p>3.80E-002</text:p>
          </table:table-cell>
          <table:table-cell office:value-type="float" office:value="0.0313984">
            <text:p>3.14E-002</text:p>
          </table:table-cell>
          <table:table-cell table:style-name="ce20"/>
          <table:table-cell office:value-type="float" office:value="0.0508772">
            <text:p>5.09E-002</text:p>
          </table:table-cell>
          <table:table-cell office:value-type="float" office:value="0.0315451">
            <text:p>3.15E-002</text:p>
          </table:table-cell>
          <table:table-cell office:value-type="float" office:value="0.0246255">
            <text:p>2.46E-002</text:p>
          </table:table-cell>
          <table:table-cell table:style-name="ce20"/>
          <table:table-cell office:value-type="float" office:value="0.0303753">
            <text:p>3.04E-002</text:p>
          </table:table-cell>
          <table:table-cell office:value-type="float" office:value="0.0208001">
            <text:p>2.08E-002</text:p>
          </table:table-cell>
          <table:table-cell table:style-name="ce28" office:value-type="float" office:value="0.0167969">
            <text:p>1.68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521197">
            <text:p>5.21E-002</text:p>
          </table:table-cell>
          <table:table-cell office:value-type="float" office:value="0.037588">
            <text:p>3.76E-002</text:p>
          </table:table-cell>
          <table:table-cell office:value-type="float" office:value="0.0323803">
            <text:p>3.24E-002</text:p>
          </table:table-cell>
          <table:table-cell table:style-name="ce20"/>
          <table:table-cell office:value-type="float" office:value="0.0142912">
            <text:p>1.43E-002</text:p>
          </table:table-cell>
          <table:table-cell office:value-type="float" office:value="0.00910692">
            <text:p>9.11E-003</text:p>
          </table:table-cell>
          <table:table-cell office:value-type="float" office:value="0.0073108">
            <text:p>7.31E-003</text:p>
          </table:table-cell>
          <table:table-cell table:style-name="ce20"/>
          <table:table-cell office:value-type="float" office:value="0.0201837">
            <text:p>2.02E-002</text:p>
          </table:table-cell>
          <table:table-cell office:value-type="float" office:value="0.0153147">
            <text:p>1.53E-002</text:p>
          </table:table-cell>
          <table:table-cell table:style-name="ce28" office:value-type="float" office:value="0.0140346">
            <text:p>1.40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office:value-type="float" office:value="0.0644053">
            <text:p>6.44E-002</text:p>
          </table:table-cell>
          <table:table-cell office:value-type="float" office:value="0.0465899">
            <text:p>4.66E-002</text:p>
          </table:table-cell>
          <table:table-cell office:value-type="float" office:value="0.0403325">
            <text:p>4.03E-002</text:p>
          </table:table-cell>
          <table:table-cell table:style-name="ce21"/>
          <table:table-cell office:value-type="float" office:value="0.0344973">
            <text:p>3.45E-002</text:p>
          </table:table-cell>
          <table:table-cell office:value-type="float" office:value="0.0211174">
            <text:p>2.11E-002</text:p>
          </table:table-cell>
          <table:table-cell office:value-type="float" office:value="0.0164099">
            <text:p>1.64E-002</text:p>
          </table:table-cell>
          <table:table-cell table:style-name="ce21"/>
          <table:table-cell office:value-type="float" office:value="0.0289181">
            <text:p>2.89E-002</text:p>
          </table:table-cell>
          <table:table-cell office:value-type="float" office:value="0.0228358">
            <text:p>2.28E-002</text:p>
          </table:table-cell>
          <table:table-cell table:style-name="ce28" office:value-type="float" office:value="0.0214957">
            <text:p>2.15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07993">
            <text:p>7.08E-002</text:p>
          </table:table-cell>
          <table:table-cell office:value-type="float" office:value="0.0496804">
            <text:p>4.97E-002</text:p>
          </table:table-cell>
          <table:table-cell office:value-type="float" office:value="0.0421184">
            <text:p>4.21E-002</text:p>
          </table:table-cell>
          <table:table-cell table:style-name="ce20"/>
          <table:table-cell office:value-type="float" office:value="0.0272917">
            <text:p>2.73E-002</text:p>
          </table:table-cell>
          <table:table-cell office:value-type="float" office:value="0.0170357">
            <text:p>1.70E-002</text:p>
          </table:table-cell>
          <table:table-cell office:value-type="float" office:value="0.0133291">
            <text:p>1.33E-002</text:p>
          </table:table-cell>
          <table:table-cell table:style-name="ce20"/>
          <table:table-cell office:value-type="float" office:value="0.0377586">
            <text:p>3.78E-002</text:p>
          </table:table-cell>
          <table:table-cell office:value-type="float" office:value="0.0275973">
            <text:p>2.76E-002</text:p>
          </table:table-cell>
          <table:table-cell table:style-name="ce28" office:value-type="float" office:value="0.0250207">
            <text:p>2.50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22624">
            <text:p>8.23E-002</text:p>
          </table:table-cell>
          <table:table-cell office:value-type="float" office:value="0.057196">
            <text:p>5.72E-002</text:p>
          </table:table-cell>
          <table:table-cell office:value-type="float" office:value="0.0481616">
            <text:p>4.82E-002</text:p>
          </table:table-cell>
          <table:table-cell table:style-name="ce20"/>
          <table:table-cell office:value-type="float" office:value="0.0204251">
            <text:p>2.04E-002</text:p>
          </table:table-cell>
          <table:table-cell office:value-type="float" office:value="0.0130958">
            <text:p>1.31E-002</text:p>
          </table:table-cell>
          <table:table-cell office:value-type="float" office:value="0.0107399">
            <text:p>1.07E-002</text:p>
          </table:table-cell>
          <table:table-cell table:style-name="ce20"/>
          <table:table-cell office:value-type="float" office:value="0.0529397">
            <text:p>5.29E-002</text:p>
          </table:table-cell>
          <table:table-cell office:value-type="float" office:value="0.0354751">
            <text:p>3.55E-002</text:p>
          </table:table-cell>
          <table:table-cell table:style-name="ce28" office:value-type="float" office:value="0.0300463">
            <text:p>3.00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17231">
            <text:p>9.17E-002</text:p>
          </table:table-cell>
          <table:table-cell table:style-name="ce11" office:value-type="float" office:value="0.063814">
            <text:p>6.38E-002</text:p>
          </table:table-cell>
          <table:table-cell table:style-name="ce11" office:value-type="float" office:value="0.0540557">
            <text:p>5.41E-002</text:p>
          </table:table-cell>
          <table:table-cell table:style-name="ce22"/>
          <table:table-cell table:style-name="ce11" office:value-type="float" office:value="0.0307785">
            <text:p>3.08E-002</text:p>
          </table:table-cell>
          <table:table-cell table:style-name="ce11" office:value-type="float" office:value="0.0194455">
            <text:p>1.94E-002</text:p>
          </table:table-cell>
          <table:table-cell table:style-name="ce11" office:value-type="float" office:value="0.0149904">
            <text:p>1.50E-002</text:p>
          </table:table-cell>
          <table:table-cell table:style-name="ce22"/>
          <table:table-cell table:style-name="ce11" office:value-type="float" office:value="0.0651091">
            <text:p>6.51E-002</text:p>
          </table:table-cell>
          <table:table-cell table:style-name="ce11" office:value-type="float" office:value="0.045628">
            <text:p>4.56E-002</text:p>
          </table:table-cell>
          <table:table-cell table:style-name="ce27" office:value-type="float" office:value="0.0411776">
            <text:p>4.12E-002</text:p>
          </table:table-cell>
        </table:table-row>
        <table:table-row table:style-name="ro2"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3"/>
          <table:table-cell table:style-name="ce24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3"/>
          <table:table-cell table:style-name="ce17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4" table:end-x="0.5815in" table:end-y="0.135in" draw:z-index="0" draw:style-name="gr1" svg:width="3.9996in" svg:height="3.2504in" svg:x="0in" svg:y="0.0728in">
              <draw:object draw:notify-on-update-of-ranges="Sheet1.B5:Sheet1.B5 Sheet1.B6:Sheet1.B12 Sheet1.A6:Sheet1.A12 Sheet1.C5:Sheet1.C5 Sheet1.C6:Sheet1.C12 Sheet1.A6:Sheet1.A12 Sheet1.D5:Sheet1.D5 Sheet1.D6:Sheet1.D12 Sheet1.A6:Sheet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4" table:end-x="0.4185in" table:end-y="0.0724in" draw:z-index="1" draw:style-name="gr1" svg:width="3.6764in" svg:height="3.1157in" svg:x="0.7902in" svg:y="0.1449in">
              <draw:object draw:notify-on-update-of-ranges="Sheet1.F5:Sheet1.F5 Sheet1.F6:Sheet1.F12 Sheet1.A6:Sheet1.A12 Sheet1.G5:Sheet1.G5 Sheet1.G6:Sheet1.G12 Sheet1.A6:Sheet1.A12 Sheet1.H5:Sheet1.H5 Sheet1.H6:Sheet1.H12 Sheet1.A6:Sheet1.A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5" table:end-x="0.4626in" table:end-y="0.0417in" draw:z-index="2" draw:style-name="gr1" svg:width="3.578in" svg:height="3.2508in" svg:x="0.4409in" svg:y="0.1563in">
              <draw:object draw:notify-on-update-of-ranges="Sheet1.J5:Sheet1.J5 Sheet1.J6:Sheet1.J12 Sheet1.A6:Sheet1.A12 Sheet1.K5:Sheet1.K5 Sheet1.K6:Sheet1.K12 Sheet1.A6:Sheet1.A12 Sheet1.L5:Sheet1.L5 Sheet1.L6:Sheet1.L12 Sheet1.A6:Sheet1.A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6">
          <table:table-cell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6">
          <table:table-cell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04851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15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0T15:23:49</dc:date>
    <meta:editing-duration>PT01H35M51S</meta:editing-duration>
    <meta:editing-cycles>25</meta:editing-cycles>
    <meta:generator>OpenOffice.org/3.1$Linux OpenOffice.org_project/310m21$Build-9319</meta:generator>
    <meta:document-statistic meta:table-count="3" meta:cell-count="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2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2" chart:label-cell-address="Sheet1.B5:Sheet1.B5" chart:class="chart:scatter">
            <chart:domain table:cell-range-address="Sheet1.A6:Sheet1.A12"/>
            <chart:data-point chart:repeated="7"/>
          </chart:series>
          <chart:series chart:style-name="ch10" chart:values-cell-range-address="Sheet1.C6:Sheet1.C12" chart:label-cell-address="Sheet1.C5:Sheet1.C5" chart:class="chart:scatter">
            <chart:data-point chart:repeated="7"/>
          </chart:series>
          <chart:series chart:style-name="ch11" chart:values-cell-range-address="Sheet1.D6:Sheet1.D12" chart:label-cell-address="Sheet1.D5:Sheet1.D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162899">
                <text:p text:id="Sheet1.B6:Sheet1.B12">0.162899</text:p>
              </table:table-cell>
              <table:table-cell office:value-type="float" office:value="0.112998">
                <text:p text:id="Sheet1.C6:Sheet1.C12">0.112998</text:p>
              </table:table-cell>
              <table:table-cell office:value-type="float" office:value="0.0935955">
                <text:p text:id="Sheet1.D6:Sheet1.D12">0.09359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561239">
                <text:p>0.0561239</text:p>
              </table:table-cell>
              <table:table-cell office:value-type="float" office:value="0.0380399">
                <text:p>0.0380399</text:p>
              </table:table-cell>
              <table:table-cell office:value-type="float" office:value="0.0313984">
                <text:p>0.0313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521197">
                <text:p>0.0521197</text:p>
              </table:table-cell>
              <table:table-cell office:value-type="float" office:value="0.037588">
                <text:p>0.037588</text:p>
              </table:table-cell>
              <table:table-cell office:value-type="float" office:value="0.0323803">
                <text:p>0.0323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44053">
                <text:p>0.0644053</text:p>
              </table:table-cell>
              <table:table-cell office:value-type="float" office:value="0.0465899">
                <text:p>0.0465899</text:p>
              </table:table-cell>
              <table:table-cell office:value-type="float" office:value="0.0403325">
                <text:p>0.0403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707993">
                <text:p>0.0707993</text:p>
              </table:table-cell>
              <table:table-cell office:value-type="float" office:value="0.0496804">
                <text:p>0.0496804</text:p>
              </table:table-cell>
              <table:table-cell office:value-type="float" office:value="0.0421184">
                <text:p>0.0421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822624">
                <text:p>0.0822624</text:p>
              </table:table-cell>
              <table:table-cell office:value-type="float" office:value="0.057196">
                <text:p>0.057196</text:p>
              </table:table-cell>
              <table:table-cell office:value-type="float" office:value="0.0481616">
                <text:p>0.048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917231">
                <text:p>0.0917231</text:p>
              </table:table-cell>
              <table:table-cell office:value-type="float" office:value="0.063814">
                <text:p>0.063814</text:p>
              </table:table-cell>
              <table:table-cell office:value-type="float" office:value="0.0540557">
                <text:p>0.0540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2 Sheet1.F5:Sheet1.H12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4">
            <chart:title svg:x="0.325cm" svg:y="4.122cm" chart:style-name="ch6">
              <text:p>error</text:p>
            </chart:title>
            <chart:grid chart:style-name="ch7" chart:class="major"/>
          </chart:axis>
          <chart:series chart:style-name="ch8" chart:values-cell-range-address="Sheet1.F6:Sheet1.F12" chart:label-cell-address="Sheet1.F5:Sheet1.F5" chart:class="chart:scatter">
            <chart:domain table:cell-range-address="Sheet1.A6:Sheet1.A12"/>
            <chart:data-point chart:repeated="7"/>
          </chart:series>
          <chart:series chart:style-name="ch9" chart:values-cell-range-address="Sheet1.G6:Sheet1.G12" chart:label-cell-address="Sheet1.G5:Sheet1.G5" chart:class="chart:scatter">
            <chart:data-point chart:repeated="7"/>
          </chart:series>
          <chart:series chart:style-name="ch10" chart:values-cell-range-address="Sheet1.H6:Sheet1.H12" chart:label-cell-address="Sheet1.H5:Sheet1.H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311764">
                <text:p text:id="Sheet1.F6:Sheet1.F12">0.311764</text:p>
              </table:table-cell>
              <table:table-cell office:value-type="float" office:value="0.187206">
                <text:p text:id="Sheet1.G6:Sheet1.G12">0.187206</text:p>
              </table:table-cell>
              <table:table-cell office:value-type="float" office:value="0.132692">
                <text:p text:id="Sheet1.H6:Sheet1.H12">0.132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508772">
                <text:p>0.0508772</text:p>
              </table:table-cell>
              <table:table-cell office:value-type="float" office:value="0.0315451">
                <text:p>0.0315451</text:p>
              </table:table-cell>
              <table:table-cell office:value-type="float" office:value="0.0246255">
                <text:p>0.0246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42912">
                <text:p>0.0142912</text:p>
              </table:table-cell>
              <table:table-cell office:value-type="float" office:value="0.00910692">
                <text:p>0.00910692</text:p>
              </table:table-cell>
              <table:table-cell office:value-type="float" office:value="0.0073108">
                <text:p>0.0073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44973">
                <text:p>0.0344973</text:p>
              </table:table-cell>
              <table:table-cell office:value-type="float" office:value="0.0211174">
                <text:p>0.0211174</text:p>
              </table:table-cell>
              <table:table-cell office:value-type="float" office:value="0.0164099">
                <text:p>0.0164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272917">
                <text:p>0.0272917</text:p>
              </table:table-cell>
              <table:table-cell office:value-type="float" office:value="0.0170357">
                <text:p>0.0170357</text:p>
              </table:table-cell>
              <table:table-cell office:value-type="float" office:value="0.0133291">
                <text:p>0.0133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204251">
                <text:p>0.0204251</text:p>
              </table:table-cell>
              <table:table-cell office:value-type="float" office:value="0.0130958">
                <text:p>0.0130958</text:p>
              </table:table-cell>
              <table:table-cell office:value-type="float" office:value="0.0107399">
                <text:p>0.0107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307785">
                <text:p>0.0307785</text:p>
              </table:table-cell>
              <table:table-cell office:value-type="float" office:value="0.0194455">
                <text:p>0.0194455</text:p>
              </table:table-cell>
              <table:table-cell office:value-type="float" office:value="0.0149904">
                <text:p>0.0149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2 Sheet1.J5:Sheet1.L12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4">
            <chart:title svg:x="0.391cm" svg:y="4.083cm" chart:style-name="ch6">
              <text:p>error</text:p>
            </chart:title>
            <chart:grid chart:style-name="ch7" chart:class="major"/>
          </chart:axis>
          <chart:series chart:style-name="ch8" chart:values-cell-range-address="Sheet1.J6:Sheet1.J12" chart:label-cell-address="Sheet1.J5:Sheet1.J5" chart:class="chart:scatter">
            <chart:domain table:cell-range-address="Sheet1.A6:Sheet1.A12"/>
            <chart:data-point chart:repeated="7"/>
          </chart:series>
          <chart:series chart:style-name="ch9" chart:values-cell-range-address="Sheet1.K6:Sheet1.K12" chart:label-cell-address="Sheet1.K5:Sheet1.K5" chart:class="chart:scatter">
            <chart:data-point chart:repeated="7"/>
          </chart:series>
          <chart:series chart:style-name="ch10" chart:values-cell-range-address="Sheet1.L6:Sheet1.L12" chart:label-cell-address="Sheet1.L5:Sheet1.L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141526">
                <text:p text:id="Sheet1.J6:Sheet1.J12">0.141526</text:p>
              </table:table-cell>
              <table:table-cell office:value-type="float" office:value="0.0950594">
                <text:p text:id="Sheet1.K6:Sheet1.K12">0.0950594</text:p>
              </table:table-cell>
              <table:table-cell office:value-type="float" office:value="0.075191">
                <text:p text:id="Sheet1.L6:Sheet1.L12">0.0751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03753">
                <text:p>0.0303753</text:p>
              </table:table-cell>
              <table:table-cell office:value-type="float" office:value="0.0208001">
                <text:p>0.0208001</text:p>
              </table:table-cell>
              <table:table-cell office:value-type="float" office:value="0.0167969">
                <text:p>0.0167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01837">
                <text:p>0.0201837</text:p>
              </table:table-cell>
              <table:table-cell office:value-type="float" office:value="0.0153147">
                <text:p>0.0153147</text:p>
              </table:table-cell>
              <table:table-cell office:value-type="float" office:value="0.0140346">
                <text:p>0.0140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89181">
                <text:p>0.0289181</text:p>
              </table:table-cell>
              <table:table-cell office:value-type="float" office:value="0.0228358">
                <text:p>0.0228358</text:p>
              </table:table-cell>
              <table:table-cell office:value-type="float" office:value="0.0214957">
                <text:p>0.021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377586">
                <text:p>0.0377586</text:p>
              </table:table-cell>
              <table:table-cell office:value-type="float" office:value="0.0275973">
                <text:p>0.0275973</text:p>
              </table:table-cell>
              <table:table-cell office:value-type="float" office:value="0.0250207">
                <text:p>0.0250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529397">
                <text:p>0.0529397</text:p>
              </table:table-cell>
              <table:table-cell office:value-type="float" office:value="0.0354751">
                <text:p>0.0354751</text:p>
              </table:table-cell>
              <table:table-cell office:value-type="float" office:value="0.0300463">
                <text:p>0.0300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651091">
                <text:p>0.0651091</text:p>
              </table:table-cell>
              <table:table-cell office:value-type="float" office:value="0.045628">
                <text:p>0.045628</text:p>
              </table:table-cell>
              <table:table-cell office:value-type="float" office:value="0.0411776">
                <text:p>0.0411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